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6a3e3e" style:font-name="Monospace" fo:font-size="10pt" style:font-size-asian="10pt"/>
    </style:style>
    <style:style style:name="T4" style:family="text">
      <style:text-properties fo:color="#6a3e3e" style:font-name="Monospace" fo:font-size="10pt" style:text-underline-style="solid" style:text-underline-width="auto" style:text-underline-color="font-color" style:font-size-asian="10pt"/>
    </style:style>
    <style:style style:name="T5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6" style:family="text">
      <style:text-properties fo:color="#2a00ff" style:font-name="Monospace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ackage</text:span><text:span text:style-name="T2"> test;</text:span></text:p>
      <text:p text:style-name="P2"/>
      <text:p text:style-name="P1"><text:span text:style-name="T1">import</text:span><text:span text:style-name="T2"> java.util.Scanner;</text:span></text:p>
      <text:p text:style-name="P2"/>
      <text:p text:style-name="P1"><text:span text:style-name="T1">public</text:span><text:span text:style-name="T2"> </text:span><text:span text:style-name="T1">class</text:span><text:span text:style-name="T2"> multi </text:span></text:p>
      <text:p text:style-name="P1"><text:span text:style-name="T2">{</text:span></text:p>
      <text:p text:style-name="P1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 [] </text:span><text:span text:style-name="T3">argument</text:span><text:span text:style-name="T2">) </text:span></text:p>
      <text:p text:style-name="P1"><text:span text:style-name="T2"><text:tab/>{</text:span></text:p>
      <text:p text:style-name="P1"><text:span text:style-name="T2"><text:tab/><text:tab/><text:tab/>Scanner </text:span><text:span text:style-name="T4">sc</text:span><text:span text:style-name="T2"> = </text:span><text:span text:style-name="T1">new</text:span><text:span text:style-name="T2"> Scanner (System.</text:span><text:span text:style-name="T5">in</text:span><text:span text:style-name="T2">);</text:span></text:p>
      <text:p text:style-name="P1"><text:span text:style-name="T2"><text:tab/><text:tab/><text:tab/></text:span><text:span text:style-name="T1">int</text:span><text:span text:style-name="T2"> </text:span><text:span text:style-name="T3">a</text:span><text:span text:style-name="T2"> = </text:span><text:span text:style-name="T3">sc</text:span><text:span text:style-name="T2">.nextInt();</text:span></text:p>
      <text:p text:style-name="P1"><text:span text:style-name="T2"><text:tab/><text:tab/><text:tab/></text:span><text:span text:style-name="T1">int</text:span><text:span text:style-name="T2"> </text:span><text:span text:style-name="T3">table</text:span><text:span text:style-name="T2"> = </text:span><text:span text:style-name="T3">a</text:span><text:span text:style-name="T2"> ;<text:tab/></text:span></text:p>
      <text:p text:style-name="P1"><text:span text:style-name="T2"><text:tab/><text:tab/><text:tab/> <text:s text:c="2"/>System.</text:span><text:span text:style-name="T5">out</text:span><text:span text:style-name="T2">.println(</text:span><text:span text:style-name="T6">"table"</text:span><text:span text:style-name="T2">);</text:span></text:p>
      <text:p text:style-name="P1"><text:span text:style-name="T2"><text:tab/><text:tab/><text:tab/> <text:s text:c="2"/></text:span><text:span text:style-name="T1">for</text:span><text:span text:style-name="T2">( </text:span><text:span text:style-name="T1">int</text:span><text:span text:style-name="T2"> </text:span><text:span text:style-name="T3">i</text:span><text:span text:style-name="T2"> = 0; </text:span><text:span text:style-name="T3">i</text:span><text:span text:style-name="T2">&lt;=10; </text:span><text:span text:style-name="T3">i</text:span><text:span text:style-name="T2">++) </text:span></text:p>
      <text:p text:style-name="P1"><text:span text:style-name="T2"><text:tab/><text:tab/><text:tab/> <text:s text:c="2"/>{</text:span></text:p>
      <text:p text:style-name="P1"><text:span text:style-name="T2"><text:tab/><text:tab/><text:tab/> <text:s text:c="2"/>System.</text:span><text:span text:style-name="T5">out</text:span><text:span text:style-name="T2">.println(</text:span><text:span text:style-name="T3">table</text:span><text:span text:style-name="T2"> + </text:span><text:span text:style-name="T6">"*"</text:span><text:span text:style-name="T2"> + </text:span><text:span text:style-name="T3">i</text:span><text:span text:style-name="T2"> + </text:span><text:span text:style-name="T6">" = "</text:span><text:span text:style-name="T2"> + (</text:span><text:span text:style-name="T3">table</text:span><text:span text:style-name="T2">*</text:span><text:span text:style-name="T3">i</text:span><text:span text:style-name="T2">));</text:span></text:p>
      <text:p text:style-name="P1"><text:span text:style-name="T2"><text:tab/><text:tab/><text:tab/> <text:s text:c="2"/>}</text:span></text:p>
      <text:p text:style-name="P1"><text:span text:style-name="T2"><text:tab/>}</text:span></text:p>
      <text:p text:style-name="Standard"><text:span text:style-name="T2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21:13:09.198718324</meta:creation-date>
    <dc:date>2018-12-05T21:13:39.618392480</dc:date>
    <meta:editing-duration>PT34S</meta:editing-duration>
    <meta:editing-cycles>1</meta:editing-cycles>
    <meta:document-statistic meta:table-count="0" meta:image-count="0" meta:object-count="0" meta:page-count="1" meta:paragraph-count="16" meta:word-count="53" meta:character-count="335" meta:non-whitespace-character-count="252"/>
    <meta:generator>LibreOffice/6.0.6.2$Linux_X86_64 LibreOffice_project/00m0$Build-2</meta:generator>
  </office:meta>
</office:document-meta>
</file>